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5cm" fo:min-width="3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753cm" fo:min-width="2.6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85cm" fo:min-width="2.832cm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2.674cm"/>
    </style:style>
    <style:style style:name="gr7" style:family="graphic" style:parent-style-name="standard">
      <style:graphic-properties draw:textarea-horizontal-align="justify" draw:textarea-vertical-align="middle" draw:auto-grow-height="false" fo:min-height="0.286cm" fo:min-width="2.832cm"/>
    </style:style>
    <style:style style:name="gr8" style:family="graphic" style:parent-style-name="standard">
      <style:graphic-properties draw:textarea-horizontal-align="justify" draw:textarea-vertical-align="middle" draw:auto-grow-height="false" fo:min-height="1.324cm" fo:min-width="1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754cm" fo:min-width="3.035cm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2.0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8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36cm" svg:height="1.235cm" svg:x="11.487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7cm" svg:height="0.962cm" svg:x="11.968cm" svg:y="1.461cm">
          <draw:text-box>
            <text:p>Greetings</text:p>
          </draw:text-box>
        </draw:frame>
        <draw:custom-shape draw:style-name="gr3" draw:text-style-name="P1" xml:id="id2" draw:id="id2" draw:layer="layout" svg:width="3.174cm" svg:height="1.003cm" svg:x="11.968cm" svg:y="3.053cm">
          <text:p text:style-name="P1">1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type="line" svg:x1="13.555cm" svg:y1="2.435cm" svg:x2="13.555cm" svg:y2="3.053cm" draw:start-shape="id1" draw:start-glue-point="2" draw:end-shape="id2" draw:end-glue-point="0" svg:d="M13555 2435v618" svg:viewBox="0 0 1 619">
          <text:p/>
        </draw:connector>
        <draw:custom-shape draw:style-name="gr5" draw:text-style-name="P1" xml:id="id3" draw:id="id3" draw:layer="layout" svg:width="5.29cm" svg:height="0.849cm" svg:x="10.91cm" svg:y="4.751cm">
          <text:p text:style-name="P1">1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8" draw:id="id8" draw:layer="layout" svg:width="3.174cm" svg:height="1.004cm" svg:x="6.7cm" svg:y="16.896cm">
          <text:p text:style-name="P1">Lose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type="line" svg:x1="13.555cm" svg:y1="4.056cm" svg:x2="13.555cm" svg:y2="4.751cm" draw:start-shape="id2" draw:start-glue-point="2" draw:end-shape="id3" draw:end-glue-point="5" svg:d="M13555 4056v695" svg:viewBox="0 0 1 696">
          <text:p/>
        </draw:connector>
        <draw:custom-shape draw:style-name="gr7" draw:text-style-name="P1" draw:layer="layout" svg:width="5.29cm" svg:height="0.85cm" svg:x="0.21cm" svg:y="1.349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7cm" svg:height="2.5cm" svg:x="22.174cm" svg:y="1.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7cm" svg:height="2.5cm" svg:x="11.3cm" svg:y="6.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2" xml:id="id4" draw:id="id4" draw:layer="layout" svg:width="3.106cm" svg:height="1.673cm" svg:x="11.8cm" svg:y="6.727cm">
          <draw:text-box>
            <text:p><text:s/>1Answer</text:p>
          </draw:text-box>
        </draw:frame>
        <draw:line draw:style-name="gr4" draw:text-style-name="P3" draw:layer="layout" svg:x1="13.6cm" svg:y1="5.6cm" svg:x2="13.6cm" svg:y2="6.7cm">
          <text:p/>
        </draw:line>
        <draw:custom-shape draw:style-name="gr6" draw:text-style-name="P1" xml:id="id12" draw:id="id12" draw:layer="layout" svg:width="3.174cm" svg:height="1.004cm" svg:x="2.926cm" svg:y="15.1cm">
          <text:p text:style-name="P1"><text:s/>Win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0" draw:text-style-name="P1" xml:id="id10" draw:id="id10" draw:layer="layout" svg:width="3.535cm" svg:height="1.004cm" svg:x="16.265cm" svg:y="14.5cm">
          <text:p text:style-name="P1"><text:s/>Win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draw:layer="layout" svg:width="3.174cm" svg:height="1.004cm" svg:x="18.6cm" svg:y="2.5cm">
          <text:p text:style-name="P1">1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16" draw:id="id16" draw:layer="layout" svg:width="3.174cm" svg:height="1.004cm" svg:x="6.526cm" svg:y="20.996cm">
          <text:p text:style-name="P1">6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26" draw:id="id26" draw:layer="layout" svg:width="3.174cm" svg:height="1.004cm" svg:x="12.7cm" svg:y="26.2cm">
          <text:p text:style-name="P1">1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6" draw:id="id6" draw:layer="layout" svg:width="3.174cm" svg:height="1.004cm" svg:x="18.626cm" svg:y="8.496cm">
          <text:p text:style-name="P1">4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draw:layer="layout" svg:width="3.174cm" svg:height="1.004cm" svg:x="11.4cm" svg:y="10.796cm">
          <text:p text:style-name="P1">3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5" draw:id="id5" draw:layer="layout" svg:width="3.174cm" svg:height="1.004cm" svg:x="5.6cm" svg:y="8.8cm">
          <text:p text:style-name="P1">2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23" draw:id="id23" draw:layer="layout" svg:width="5.29cm" svg:height="0.85cm" svg:x="1.7cm" svg:y="23.75cm">
          <text:p text:style-name="P1">3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11.8cm" svg:y1="7.563cm" svg:x2="7.187cm" svg:y2="8.8cm" draw:start-shape="id4" draw:start-glue-point="3" draw:end-shape="id5" draw:end-glue-point="0" svg:d="M11800 7563h-4613v1237" svg:viewBox="0 0 4614 1238">
          <text:p/>
        </draw:connector>
        <draw:connector draw:style-name="gr4" draw:text-style-name="P3" draw:layer="layout" svg:x1="14.906cm" svg:y1="7.563cm" svg:x2="20.213cm" svg:y2="8.496cm" draw:start-shape="id4" draw:start-glue-point="1" draw:end-shape="id6" draw:end-glue-point="0" svg:d="M14906 7563h5307v933" svg:viewBox="0 0 5308 934">
          <text:p/>
        </draw:connector>
        <draw:line draw:style-name="gr4" draw:text-style-name="P3" draw:layer="layout" svg:x1="13cm" svg:y1="9.2cm" svg:x2="13cm" svg:y2="10.8cm">
          <text:p/>
        </draw:line>
        <draw:custom-shape draw:style-name="gr11" draw:text-style-name="P1" xml:id="id7" draw:id="id7" draw:layer="layout" svg:width="3.6cm" svg:height="2cm" svg:x="5.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2.441cm" svg:height="0.962cm" svg:x="5.959cm" svg:y="12.3cm">
          <draw:text-box>
            <text:p>1 Fight</text:p>
          </draw:text-box>
        </draw:frame>
        <draw:line draw:style-name="gr4" draw:text-style-name="P3" draw:layer="layout" svg:x1="7.2cm" svg:y1="9.8cm" svg:x2="7.2cm" svg:y2="11.7cm">
          <text:p/>
        </draw:line>
        <draw:line draw:style-name="gr4" draw:text-style-name="P3" draw:layer="layout" svg:x1="20.4cm" svg:y1="9.5cm" svg:x2="20.4cm" svg:y2="11.8cm">
          <text:p/>
        </draw:line>
        <draw:custom-shape draw:style-name="gr11" draw:text-style-name="P1" xml:id="id19" draw:id="id19" draw:layer="layout" svg:width="3.6cm" svg:height="2cm" svg:x="10.4cm" svg:y="2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612cm" svg:height="1.673cm" svg:x="11.2cm" svg:y="22.1cm">
          <draw:text-box>
            <text:p>2 Fight</text:p>
          </draw:text-box>
        </draw:frame>
        <draw:custom-shape draw:style-name="gr11" draw:text-style-name="P1" xml:id="id9" draw:id="id9" draw:layer="layout" svg:width="3.6cm" svg:height="2cm" svg:x="18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2.441cm" svg:height="0.962cm" svg:x="19.2cm" svg:y="12.4cm">
          <draw:text-box>
            <text:p>3 Fight</text:p>
          </draw:text-box>
        </draw:frame>
        <draw:frame draw:style-name="gr13" draw:text-style-name="P2" draw:layer="layout" svg:width="2.614cm" svg:height="0.962cm" svg:x="22.76cm" svg:y="2.138cm">
          <draw:text-box>
            <text:p>Answer</text:p>
          </draw:text-box>
        </draw:frame>
        <draw:custom-shape draw:style-name="gr8" draw:text-style-name="P1" xml:id="id13" draw:id="id13" draw:layer="layout" svg:width="3.7cm" svg:height="2.5cm" svg:x="10.9cm" svg:y="15.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2" xml:id="id17" draw:id="id17" draw:layer="layout" svg:width="3.3cm" svg:height="1.673cm" svg:x="11cm" svg:y="16.6cm">
          <draw:text-box>
            <text:p><text:s/>2 Answer</text:p>
          </draw:text-box>
        </draw:frame>
        <draw:line draw:style-name="gr4" draw:text-style-name="P3" draw:layer="layout" svg:x1="13.1cm" svg:y1="11.8cm" svg:x2="13.1cm" svg:y2="13.1cm">
          <text:p/>
        </draw:line>
        <draw:custom-shape draw:style-name="gr10" draw:text-style-name="P1" xml:id="id11" draw:id="id11" draw:layer="layout" svg:width="3.535cm" svg:height="1.004cm" svg:x="22.4cm" svg:y="15.996cm">
          <text:p text:style-name="P1">Lose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line-skew="-0.651cm" svg:x1="7.2cm" svg:y1="13.7cm" svg:x2="8.287cm" svg:y2="16.896cm" draw:start-shape="id7" draw:start-glue-point="8" draw:end-shape="id8" draw:end-glue-point="0" svg:d="M7200 13700v948h1087v2248" svg:viewBox="0 0 1088 3197">
          <text:p/>
        </draw:connector>
        <draw:connector draw:style-name="gr4" draw:text-style-name="P3" draw:layer="layout" svg:x1="18.6cm" svg:y1="12.8cm" svg:x2="18.032cm" svg:y2="14.5cm" draw:start-shape="id9" draw:start-glue-point="6" draw:end-shape="id10" draw:end-glue-point="0" svg:d="M18600 12800h-568v1700" svg:viewBox="0 0 569 1701">
          <text:p/>
        </draw:connector>
        <draw:connector draw:style-name="gr4" draw:text-style-name="P3" draw:layer="layout" svg:x1="21.673cm" svg:y1="13.507cm" svg:x2="24.167cm" svg:y2="15.996cm" draw:start-shape="id9" draw:start-glue-point="9" draw:end-shape="id11" svg:d="M21673 13507v1392h2494v1097" svg:viewBox="0 0 2495 2490">
          <text:p/>
        </draw:connector>
        <draw:connector draw:style-name="gr4" draw:text-style-name="P3" draw:layer="layout" svg:x1="5.927cm" svg:y1="13.407cm" svg:x2="4.513cm" svg:y2="15.1cm" draw:start-shape="id7" draw:start-glue-point="7" draw:end-shape="id12" svg:d="M5927 13407v994h-1414v699" svg:viewBox="0 0 1415 1694">
          <text:p/>
        </draw:connector>
        <draw:custom-shape draw:style-name="gr6" draw:text-style-name="P1" xml:id="id15" draw:id="id15" draw:layer="layout" svg:width="3.174cm" svg:height="1.004cm" svg:x="2.752cm" svg:y="18.796cm">
          <text:p text:style-name="P1">5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14" draw:id="id14" draw:layer="layout" svg:width="3.174cm" svg:height="1.004cm" svg:x="10.6cm" svg:y="19.296cm">
          <text:p text:style-name="P1">7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18" draw:id="id18" draw:layer="layout" svg:width="3.174cm" svg:height="1.004cm" svg:x="14cm" svg:y="20.396cm">
          <text:p text:style-name="P1">8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line-skew="-0.249cm" svg:x1="12.287cm" svg:y1="18.4cm" svg:x2="12.187cm" svg:y2="19.296cm" draw:start-shape="id13" draw:start-glue-point="7" draw:end-shape="id14" draw:end-glue-point="0" svg:d="M12287 18400v200h-100v696" svg:viewBox="0 0 101 897">
          <text:p/>
        </draw:connector>
        <draw:connector draw:style-name="gr4" draw:text-style-name="P3" draw:layer="layout" svg:x1="4.513cm" svg:y1="16.104cm" svg:x2="4.339cm" svg:y2="18.796cm" draw:start-shape="id12" draw:start-glue-point="2" draw:end-shape="id15" draw:end-glue-point="0" svg:d="M4513 16104v1346h-174v1346" svg:viewBox="0 0 175 2693">
          <text:p/>
        </draw:connector>
        <draw:connector draw:style-name="gr4" draw:text-style-name="P3" draw:layer="layout" svg:x1="8.287cm" svg:y1="17.9cm" svg:x2="8.113cm" svg:y2="20.996cm" draw:start-shape="id8" draw:start-glue-point="2" draw:end-shape="id16" draw:end-glue-point="0" svg:d="M8287 17900v1548h-174v1548" svg:viewBox="0 0 175 3097">
          <text:p/>
        </draw:connector>
        <draw:connector draw:style-name="gr4" draw:text-style-name="P3" draw:layer="layout" svg:x1="14.3cm" svg:y1="17.436cm" svg:x2="15.587cm" svg:y2="20.396cm" draw:start-shape="id17" draw:start-glue-point="1" draw:end-shape="id18" draw:end-glue-point="0" svg:d="M14300 17436h1287v2960" svg:viewBox="0 0 1288 2961">
          <text:p/>
        </draw:connector>
        <draw:connector draw:style-name="gr4" draw:text-style-name="P3" draw:layer="layout" svg:x1="12.187cm" svg:y1="20.3cm" svg:x2="12.2cm" svg:y2="21.6cm" draw:start-shape="id14" draw:start-glue-point="2" draw:end-shape="id19" draw:end-glue-point="4" svg:d="M12187 20300v650h13v650" svg:viewBox="0 0 14 1301">
          <text:p/>
        </draw:connector>
        <draw:custom-shape draw:style-name="gr6" draw:text-style-name="P1" xml:id="id20" draw:id="id20" draw:layer="layout" svg:width="3.174cm" svg:height="1.004cm" svg:x="17.826cm" svg:y="18.9cm">
          <text:p text:style-name="P1">9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21" draw:id="id21" draw:layer="layout" svg:width="3.174cm" svg:height="1.004cm" svg:x="22.6cm" svg:y="18.896cm">
          <text:p text:style-name="P1">10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svg:x1="18.032cm" svg:y1="15.504cm" svg:x2="19.413cm" svg:y2="18.9cm" draw:start-shape="id10" draw:start-glue-point="2" draw:end-shape="id20" draw:end-glue-point="0" svg:d="M18032 15504v1698h1381v1698" svg:viewBox="0 0 1382 3397">
          <text:p/>
        </draw:connector>
        <draw:connector draw:style-name="gr4" draw:text-style-name="P3" draw:layer="layout" svg:x1="24.167cm" svg:y1="17cm" svg:x2="24.187cm" svg:y2="18.896cm" draw:start-shape="id11" draw:start-glue-point="2" draw:end-shape="id21" svg:d="M24167 17000v948h20v948" svg:viewBox="0 0 21 1897">
          <text:p/>
        </draw:connector>
        <draw:custom-shape draw:style-name="gr11" draw:text-style-name="P1" xml:id="id22" draw:id="id22" draw:layer="layout" svg:width="3.6cm" svg:height="2cm" svg:x="19.2cm" svg:y="2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3cm" svg:height="1cm" svg:x="19.7cm" svg:y="23.9cm">
          <draw:text-box>
            <text:p><text:s/>4 Fight</text:p>
          </draw:text-box>
        </draw:frame>
        <draw:connector draw:style-name="gr4" draw:text-style-name="P3" draw:layer="layout" svg:x1="15.587cm" svg:y1="21.4cm" svg:x2="19.2cm" svg:y2="24.4cm" draw:start-shape="id18" draw:start-glue-point="2" draw:end-shape="id22" draw:end-glue-point="6" svg:d="M15587 21400v3000h3613" svg:viewBox="0 0 3614 3001">
          <text:p/>
        </draw:connector>
        <draw:connector draw:style-name="gr4" draw:text-style-name="P3" draw:layer="layout" svg:x1="19.413cm" svg:y1="19.904cm" svg:x2="21cm" svg:y2="23.4cm" draw:start-shape="id20" draw:start-glue-point="2" draw:end-shape="id22" draw:end-glue-point="4" svg:d="M19413 19904v1748h1587v1748" svg:viewBox="0 0 1588 3497">
          <text:p/>
        </draw:connector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27" draw:id="id27" draw:layer="layout" svg:width="5.29cm" svg:height="0.85cm" svg:x="10.41cm" svg:y="13.15cm">
          <text:p text:style-name="P1">2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3.51cm" svg:y="2.1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25" draw:id="id25" draw:layer="layout" svg:width="5.29cm" svg:height="0.85cm" svg:x="22.91cm" svg:y="22.05cm">
          <text:p text:style-name="P1">5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24" draw:id="id24" draw:layer="layout" svg:width="5.29cm" svg:height="0.85cm" svg:x="5.21cm" svg:y="26.2cm">
          <text:p text:style-name="P1">4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4.339cm" svg:y1="19.8cm" svg:x2="4.345cm" svg:y2="23.75cm" draw:start-shape="id15" draw:start-glue-point="2" draw:end-shape="id23" draw:end-glue-point="5" svg:d="M4339 19800v1975h6v1975" svg:viewBox="0 0 7 3951">
          <text:p/>
        </draw:connector>
        <draw:connector draw:style-name="gr4" draw:text-style-name="P3" draw:layer="layout" svg:x1="8.113cm" svg:y1="22cm" svg:x2="8.516cm" svg:y2="26.2cm" draw:start-shape="id16" draw:start-glue-point="2" draw:end-shape="id24" draw:end-glue-point="4" svg:d="M8113 22000v2100h403v2100" svg:viewBox="0 0 404 4201">
          <text:p/>
        </draw:connector>
        <draw:connector draw:style-name="gr4" draw:text-style-name="P3" draw:layer="layout" svg:x1="24.187cm" svg:y1="19.9cm" svg:x2="26.216cm" svg:y2="22.05cm" draw:start-shape="id21" draw:start-glue-point="2" draw:end-shape="id25" draw:end-glue-point="4" svg:d="M24187 19900v1075h2029v1075" svg:viewBox="0 0 2030 2151">
          <text:p/>
        </draw:connector>
        <draw:connector draw:style-name="gr4" draw:text-style-name="P3" draw:layer="layout" svg:x1="12.2cm" svg:y1="23.6cm" svg:x2="14.287cm" svg:y2="26.2cm" draw:start-shape="id19" draw:start-glue-point="8" draw:end-shape="id26" draw:end-glue-point="0" svg:d="M12200 23600v1301h2087v1299" svg:viewBox="0 0 2088 2601">
          <text:p/>
        </draw:connector>
        <draw:custom-shape draw:style-name="gr8" draw:text-style-name="P1" draw:layer="layout" svg:width="3.7cm" svg:height="2.5cm" svg:x="25.074cm" svg:y="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2" draw:layer="layout" svg:width="2.614cm" svg:height="0.962cm" svg:x="25.66cm" svg:y="5.838cm">
          <draw:text-box>
            <text:p>Answer</text:p>
          </draw:text-box>
        </draw:frame>
        <draw:connector draw:style-name="gr4" draw:text-style-name="P3" draw:layer="layout" svg:x1="13.055cm" svg:y1="14cm" svg:x2="12.75cm" svg:y2="15.9cm" draw:start-shape="id27" draw:start-glue-point="8" draw:end-shape="id13" draw:end-glue-point="5" svg:d="M13055 14000v951h-305v949" svg:viewBox="0 0 306 1901">
          <text:p/>
        </draw:connector>
        <draw:frame draw:style-name="gr16" draw:text-style-name="P2" draw:layer="layout" svg:width="0.853cm" svg:height="0.962cm" svg:x="6.747cm" svg:y="6.638cm">
          <draw:text-box>
            <text:p>1</text:p>
          </draw:text-box>
        </draw:frame>
        <draw:frame draw:style-name="gr16" draw:text-style-name="P2" draw:layer="layout" svg:width="0.853cm" svg:height="0.962cm" svg:x="19.247cm" svg:y="6.5cm">
          <draw:text-box>
            <text:p>3</text:p>
          </draw:text-box>
        </draw:frame>
        <draw:frame draw:style-name="gr16" draw:text-style-name="P2" draw:layer="layout" svg:width="0.853cm" svg:height="0.962cm" svg:x="11.947cm" svg:y="9.538cm">
          <draw:text-box>
            <text:p>2</text:p>
          </draw:text-box>
        </draw:frame>
        <draw:frame draw:style-name="gr16" draw:text-style-name="P2" draw:layer="layout" svg:width="0.853cm" svg:height="0.962cm" svg:x="11.3cm" svg:y="18.338cm">
          <draw:text-box>
            <text:p>1</text:p>
          </draw:text-box>
        </draw:frame>
        <draw:frame draw:style-name="gr16" draw:text-style-name="P2" draw:layer="layout" svg:width="0.853cm" svg:height="0.962cm" svg:x="15cm" svg:y="16.33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6:53:37.578228462</meta:creation-date>
    <dc:date>2018-05-01T19:43:22.832312331</dc:date>
    <meta:editing-duration>PT17H21M21S</meta:editing-duration>
    <meta:editing-cycles>14</meta:editing-cycles>
    <meta:generator>LibreOffice/5.2.7.2$Linux_X86_64 LibreOffice_project/20m0$Build-2</meta:generator>
    <meta:document-statistic meta:object-count="91"/>
  </office:meta>
</office:document-meta>
</file>